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5950b0" officeooo:paragraph-rsid="005950b0"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text-properties fo:font-size="14pt" fo:font-style="normal" style:text-underline-style="solid" style:text-underline-width="auto" style:text-underline-color="font-color" fo:font-weight="bold" officeooo:rsid="004bc6e9" officeooo:paragraph-rsid="004dbd1d" style:font-size-asian="14pt" style:font-style-asian="normal" style:font-weight-asian="bold" style:font-size-complex="14pt" style:font-style-complex="normal" style:font-weight-complex="bold"/>
    </style:style>
    <style:style style:name="P6" style:family="paragraph" style:parent-style-name="Standard">
      <style:text-properties style:text-position="0% 100%" fo:font-size="14pt" fo:font-style="normal" officeooo:rsid="004dbd1d" officeooo:paragraph-rsid="004dbd1d" style:font-size-asian="14pt" style:font-style-asian="normal" style:font-size-complex="14pt" style:font-style-complex="normal"/>
    </style:style>
    <style:style style:name="P7" style:family="paragraph" style:parent-style-name="Standard">
      <style:text-properties style:text-position="0% 100%" fo:font-size="14pt" fo:font-style="normal" officeooo:rsid="005950b0" officeooo:paragraph-rsid="005950b0" style:font-size-asian="14pt" style:font-style-asian="normal" style:font-size-complex="14pt" style:font-style-complex="normal"/>
    </style:style>
    <style:style style:name="P8" style:family="paragraph" style:parent-style-name="Standard">
      <style:text-properties style:text-position="0% 100%" fo:font-size="14pt" fo:font-style="normal" officeooo:rsid="005950b0" officeooo:paragraph-rsid="005cd547" style:font-size-asian="14pt" style:font-style-asian="normal" style:font-size-complex="14pt" style:font-style-complex="normal"/>
    </style:style>
    <style:style style:name="P9" style:family="paragraph" style:parent-style-name="Standard">
      <style:text-properties style:text-position="0% 100%" fo:font-size="14pt" fo:font-style="normal" officeooo:rsid="005de00a" officeooo:paragraph-rsid="005de00a" style:font-size-asian="14pt" style:font-style-asian="normal" style:font-size-complex="14pt" style:font-style-complex="normal"/>
    </style:style>
    <style:style style:name="P10" style:family="paragraph" style:parent-style-name="Standard">
      <style:text-properties style:text-position="0% 100%" fo:font-size="14pt" fo:font-style="normal" officeooo:rsid="005e30ff" officeooo:paragraph-rsid="005e30ff" style:font-size-asian="14pt" style:font-style-asian="normal" style:font-size-complex="14pt" style:font-style-complex="normal"/>
    </style:style>
    <style:style style:name="P11" style:family="paragraph" style:parent-style-name="Standard">
      <style:text-properties style:text-position="0% 100%" fo:font-size="14pt" fo:font-style="normal" officeooo:rsid="005faa9d" officeooo:paragraph-rsid="005faa9d" style:font-size-asian="14pt" style:font-style-asian="normal" style:font-size-complex="14pt" style:font-style-complex="normal"/>
    </style:style>
    <style:style style:name="P12" style:family="paragraph" style:parent-style-name="Standard">
      <style:text-properties style:text-position="0% 100%" fo:font-size="14pt" fo:font-style="normal" officeooo:rsid="00607631" officeooo:paragraph-rsid="00607631" style:font-size-asian="14pt" style:font-style-asian="normal" style:font-size-complex="14pt" style:font-style-complex="normal"/>
    </style:style>
    <style:style style:name="P13" style:family="paragraph" style:parent-style-name="Standard">
      <style:text-properties style:text-position="0% 100%" fo:font-size="14pt" fo:font-style="normal" officeooo:rsid="0060838b" officeooo:paragraph-rsid="0060838b" style:font-size-asian="14pt" style:font-style-asian="normal" style:font-size-complex="14pt" style:font-style-complex="normal"/>
    </style:style>
    <style:style style:name="P14" style:family="paragraph" style:parent-style-name="Standard">
      <style:text-properties style:text-position="0% 100%" fo:font-size="14pt" fo:font-style="normal" officeooo:rsid="0062678b" officeooo:paragraph-rsid="0062e7b2" style:font-size-asian="14pt" style:font-style-asian="normal" style:font-size-complex="14pt" style:font-style-complex="normal"/>
    </style:style>
    <style:style style:name="P15" style:family="paragraph" style:parent-style-name="Standard">
      <style:text-properties style:text-position="0% 100%" fo:font-size="14pt" fo:font-style="normal" officeooo:rsid="0062e7b2" officeooo:paragraph-rsid="0062e7b2" style:font-size-asian="14pt" style:font-style-asian="normal" style:font-size-complex="14pt" style:font-style-complex="normal"/>
    </style:style>
    <style:style style:name="P16" style:family="paragraph" style:parent-style-name="Standard">
      <style:text-properties style:text-position="0% 100%" fo:font-size="14pt" fo:font-style="normal" officeooo:rsid="0062e7b2" officeooo:paragraph-rsid="00641e62" style:font-size-asian="14pt" style:font-style-asian="normal" style:font-size-complex="14pt" style:font-style-complex="normal"/>
    </style:style>
    <style:style style:name="P17" style:family="paragraph" style:parent-style-name="Standard">
      <style:text-properties style:text-position="0% 100%" fo:font-size="14pt" fo:font-style="normal" officeooo:rsid="0062e7b2" officeooo:paragraph-rsid="006443bb" style:font-size-asian="14pt" style:font-style-asian="normal" style:font-size-complex="14pt" style:font-style-complex="normal"/>
    </style:style>
    <style:style style:name="P18" style:family="paragraph" style:parent-style-name="Standard">
      <style:text-properties style:text-position="0% 100%" fo:font-size="14pt" fo:font-style="normal" officeooo:rsid="006443bb" officeooo:paragraph-rsid="006443bb" style:font-size-asian="14pt" style:font-style-asian="normal" style:font-size-complex="14pt" style:font-style-complex="normal"/>
    </style:style>
    <style:style style:name="P19" style:family="paragraph" style:parent-style-name="Standard">
      <style:text-properties style:text-position="0% 100%" fo:font-size="14pt" fo:font-style="normal" officeooo:rsid="0065f2b5" officeooo:paragraph-rsid="0065f2b5" style:font-size-asian="14pt" style:font-style-asian="normal" style:font-size-complex="14pt" style:font-style-complex="normal"/>
    </style:style>
    <style:style style:name="P20" style:family="paragraph" style:parent-style-name="Standard">
      <style:text-properties style:text-position="0% 100%" fo:font-size="14pt" fo:font-style="normal" officeooo:rsid="00672421" officeooo:paragraph-rsid="00672421" style:font-size-asian="14pt" style:font-style-asian="normal" style:font-size-complex="14pt" style:font-style-complex="normal"/>
    </style:style>
    <style:style style:name="P21" style:family="paragraph" style:parent-style-name="Standard">
      <style:text-properties style:text-position="0% 100%" fo:font-size="14pt" fo:font-style="normal" style:text-underline-style="none" fo:font-weight="normal" officeooo:rsid="005738ae" officeooo:paragraph-rsid="0065f2b5" style:font-size-asian="14pt" style:font-style-asian="normal" style:font-weight-asian="normal" style:font-size-complex="14pt" style:font-style-complex="normal" style:font-weight-complex="normal"/>
    </style:style>
    <style:style style:name="P22" style:family="paragraph" style:parent-style-name="Standard">
      <style:text-properties style:text-position="0% 100%" fo:font-size="14pt" fo:font-style="normal" style:text-underline-style="none" fo:font-weight="normal" officeooo:rsid="005396ed" officeooo:paragraph-rsid="0065f2b5" style:font-size-asian="14pt" style:font-style-asian="normal" style:font-weight-asian="normal" style:font-size-complex="14pt" style:font-style-complex="normal" style:font-weight-complex="normal"/>
    </style:style>
    <style:style style:name="P23" style:family="paragraph" style:parent-style-name="Standard">
      <style:text-properties style:text-position="0% 100%" fo:font-size="14pt" fo:font-style="normal" style:text-underline-style="none" fo:font-weight="normal" officeooo:rsid="0054d12e" officeooo:paragraph-rsid="0065f2b5"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style:text-underline-style="none" fo:font-weight="normal" officeooo:rsid="0056634d" officeooo:paragraph-rsid="0065f2b5"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font-style="normal" style:text-underline-style="none" fo:font-weight="normal" officeooo:rsid="0056634d" officeooo:paragraph-rsid="00672421"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style:text-underline-style="solid" style:text-underline-width="auto" style:text-underline-color="font-color" fo:font-weight="bold" officeooo:rsid="0065f2b5" officeooo:paragraph-rsid="0065f2b5" style:font-size-asian="14pt" style:font-style-asian="normal" style:font-weight-asian="bold" style:font-size-complex="14pt" style:font-style-complex="normal" style:font-weight-complex="bold"/>
    </style:style>
    <style:style style:name="P27" style:family="paragraph" style:parent-style-name="Standard">
      <style:text-properties style:text-position="0% 100%" fo:font-size="14pt" fo:font-style="normal" officeooo:rsid="005cd547" officeooo:paragraph-rsid="005cd547" style:font-size-asian="14pt" style:font-style-asian="normal" style:font-size-complex="14pt" style:font-style-complex="normal"/>
    </style:style>
    <style:style style:name="P28" style:family="paragraph" style:parent-style-name="Standard">
      <style:text-properties style:text-position="0% 100%" fo:font-size="14pt" fo:font-style="normal" officeooo:rsid="00641e62" officeooo:paragraph-rsid="00641e62" style:font-size-asian="14pt" style:font-style-asian="normal" style:font-size-complex="14pt" style:font-style-complex="normal"/>
    </style:style>
    <style:style style:name="P29" style:family="paragraph" style:parent-style-name="Standard">
      <style:text-properties style:text-position="0% 100%" fo:font-size="14pt" fo:font-style="normal" officeooo:rsid="00641e62" officeooo:paragraph-rsid="006443bb" style:font-size-asian="14pt" style:font-style-asian="normal" style:font-size-complex="14pt" style:font-style-complex="normal"/>
    </style:style>
    <style:style style:name="P30" style:family="paragraph" style:parent-style-name="Standard">
      <style:text-properties style:text-position="0% 100%" fo:font-size="14pt" fo:font-style="normal" fo:font-weight="normal" officeooo:rsid="00607631" officeooo:paragraph-rsid="005faa9d" style:font-size-asian="14pt" style:font-style-asian="normal" style:font-weight-asian="normal" style:font-size-complex="14pt" style:font-style-complex="normal" style:font-weight-complex="normal"/>
    </style:style>
    <style:style style:name="T1" style:family="text">
      <style:text-properties style:text-position="super 58%"/>
    </style:style>
    <style:style style:name="T2" style:family="text">
      <style:text-properties style:text-position="0% 100%" officeooo:rsid="00522571"/>
    </style:style>
    <style:style style:name="T3" style:family="text">
      <style:text-properties style:text-position="0% 100%" officeooo:rsid="005cd547"/>
    </style:style>
    <style:style style:name="T4" style:family="text">
      <style:text-properties style:text-position="0% 100%" officeooo:rsid="0065f2b5"/>
    </style:style>
    <style:style style:name="T5" style:family="text">
      <style:text-properties fo:font-weight="bold" style:font-weight-asian="bold" style:font-weight-complex="bold"/>
    </style:style>
    <style:style style:name="T6" style:family="text">
      <style:text-properties fo:font-weight="bold" officeooo:rsid="0056634d" style:font-weight-asian="bold" style:font-weight-complex="bold"/>
    </style:style>
    <style:style style:name="T7" style:family="text">
      <style:text-properties fo:font-weight="bold" officeooo:rsid="00607631" style:font-weight-asian="bold" style:font-weight-complex="bold"/>
    </style:style>
    <style:style style:name="T8" style:family="text">
      <style:text-properties officeooo:rsid="0056634d"/>
    </style:style>
    <style:style style:name="T9" style:family="text">
      <style:text-properties officeooo:rsid="00590a51"/>
    </style:style>
    <style:style style:name="T10" style:family="text">
      <style:text-properties officeooo:rsid="005950b0"/>
    </style:style>
    <style:style style:name="T11" style:family="text">
      <style:text-properties officeooo:rsid="005a1734"/>
    </style:style>
    <style:style style:name="T12" style:family="text">
      <style:text-properties officeooo:rsid="005cd547"/>
    </style:style>
    <style:style style:name="T13" style:family="text">
      <style:text-properties style:text-position="sub 58%"/>
    </style:style>
    <style:style style:name="T14" style:family="text">
      <style:text-properties style:text-position="sub 58%" officeooo:rsid="00672421"/>
    </style:style>
    <style:style style:name="T15" style:family="text">
      <style:text-properties officeooo:rsid="005faa9d"/>
    </style:style>
    <style:style style:name="T16" style:family="text">
      <style:text-properties fo:font-weight="normal" style:font-weight-asian="normal" style:font-weight-complex="normal"/>
    </style:style>
    <style:style style:name="T17" style:family="text">
      <style:text-properties fo:font-weight="normal" officeooo:rsid="00607631" style:font-weight-asian="normal" style:font-weight-complex="normal"/>
    </style:style>
    <style:style style:name="T18" style:family="text">
      <style:text-properties officeooo:rsid="00607631"/>
    </style:style>
    <style:style style:name="T19" style:family="text">
      <style:text-properties officeooo:rsid="0060838b"/>
    </style:style>
    <style:style style:name="T20" style:family="text">
      <style:text-properties officeooo:rsid="0062e7b2"/>
    </style:style>
    <style:style style:name="T21" style:family="text">
      <style:text-properties officeooo:rsid="00641e62"/>
    </style:style>
    <style:style style:name="T22" style:family="text">
      <style:text-properties officeooo:rsid="0065f2b5"/>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officeooo:rsid="00672421"/>
    </style:style>
    <style:style style:name="T25" style:family="text">
      <style:text-properties officeooo:rsid="00689b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11">S1 - </text:span>Historical Background.</text:p>
      <text:p text:style-name="P3">Richard Parker <text:span text:style-name="T10">21</text:span>.<text:span text:style-name="T10">5</text:span>.201<text:span text:style-name="T10">9</text:span></text:p>
      <text:p text:style-name="P4"/>
      <text:p text:style-name="P5"><text:span text:style-name="T3">Early work -</text:span><text:span text:style-name="T2"> up to </text:span><text:span text:style-name="T3">198</text:span><text:span text:style-name="T4">2</text:span><text:span text:style-name="T2">.</text:span></text:p>
      <text:p text:style-name="P6"/>
      <text:p text:style-name="P7">The original need for computer programs was to solve the problem of "James' last line". <text:s/>Gordon James' PhD thesis addressed the question as to how the sporadic Mathieu groups could be representated by matrices over finite fields - a problem which he was able to solve except there was one representation of the group M24 whose dimension he could not quite determine. <text:s/>I found that result tantalizing<text:span text:style-name="T12">, and it was an outstanding open problem for some years</text:span>. <text:s/>One got the impression that James had tried everything that one could do by hand, and that this just was not enough to get that last dimension, which was known to be between 1,200 and 1,300.</text:p>
      <text:p text:style-name="P7"/>
      <text:p text:style-name="P8"><text:span text:style-name="T25">During</text:span> 197<text:span text:style-name="T12">8</text:span>, the idea gradually formed that we could actually make the necessary matrices and examine them, using the Cambridge IBM 370 computer<text:span text:style-name="T11">, which these days we would call a 1 MB 12.5 MHz 32-bit computer. </text:span>. <text:s/>Discussions, over several weeks, gradually led to the methods that would be needed and a first attempt was made to write the programs.</text:p>
      <text:p text:style-name="P8"/>
      <text:p text:style-name="P27">Originally there were just five programs, AD (matrix addition), MU (matrix multiplication), NU (nullspace), TE (tensor product) and SP (split). <text:s/>SP (split) was the largest program, which took a single vector, multiplied repeatedly by the (two!) generators and keeping an echelon form to make the smallest subspace containing the input vector, and the program then went on to produce the matrices for the generators in their action on the invariant subspace and on the quotient. <text:s/>I think it was James and I that originally spotted that this was possible.</text:p>
      <text:p text:style-name="P8"/>
      <text:p text:style-name="P27">The final piece to the puzzle was to notice that null vectors of random elements of the group algebra (such as A + B + AB) would often lie in invariant subspaces, and we realized that we could solve James' last line. <text:s/>When Conway realized what was going to happen, he said it was like a meataxe - you put your meat (module) on the table, close your eyes and swing, hoping to chop your meat, although often you miss entirely and have no control of where the axe will strike even if you are lucky and hit.</text:p>
      <text:p text:style-name="P8"/>
      <text:p text:style-name="P9">Our original plan was to work with "fingerprints" - we would compute the nullity of all the irreducibles on a handful of group algebra elements F<text:span text:style-name="T13">i</text:span>, and the new module proved not to contain those whose nullity on some such F<text:span text:style-name="T13">i</text:span> was less than the nullity of that possible constituent. <text:s/>Norton observed that by also working with the dual (transpose-inverse) the irreducibility could be proved directly. <text:s/>Two new programs were quickly written - TR (transpose) and IV (invert) and a new powerful method added to our weaponary. <text:s/>Thackray later noticed that the invert was superfluous, but <text:soft-page-break/>by that time we'd already written it.</text:p>
      <text:p text:style-name="P9"/>
      <text:p text:style-name="P10"><text:span text:style-name="T25">In 1979 w</text:span>e then turned our attention to J4. <text:s/>Janko had conjectured the existence of the group, its character table computed, and Thompson conjectured that it had a 112 dimensional representation mod 2. <text:s/>We turned our attention to trying to make it.</text:p>
      <text:p text:style-name="P10"/>
      <text:p text:style-name="P10">We had already produced a program to put a representation into standard basis. <text:s/>The idea is that an F<text:span text:style-name="T13">i</text:span> is found with nullity 1 and where the vector does not lie in an invariant subspace, and further vectors made to span the space by operating on this, or other vectors already made by this process, by operating with the generators in a prescribed way, keeping an echelon form also to discard vectors dependent on the previous ones, and to know when the process was complete. <text:s/>This program was called SB (standard basis) and its original purpose was to prove that two irreducibles were isomorphic. <text:s/>In practice it was seldom used for modular character work, since the number of possible irreducibles of any given degree was usually known theoretically, and fingerprints (the nullity of the F<text:span text:style-name="T13">i</text:span>) would distinguish different irreducibles of the same degree.</text:p>
      <text:p text:style-name="P10"/>
      <text:p text:style-name="P10">Our basic plan <text:span text:style-name="T15">for J4 </text:span>(simplified) was to make the group U3(11) in the correct representation in 112 dimensions, then find the subgroup 11(1+2).3<text:span text:style-name="T15">, put U3(11) into a standard basis for the subgroup</text:span>, and find all the possible matrices that extended this<text:span text:style-name="T15"> subgroup</text:span> to 11(1+2).A4. <text:s/>Actuall<text:span text:style-name="T15">y</text:span> U3(11) was not even known to be a subgroup of J4, and the existence of J4 was not known . . . our aim was to fix that.<text:span text:style-name="T15"> <text:s/>We just proceeded by conjecture, and hoped that, in the end, we could prove that there did indeed exist a new group in 112 dimensions, and that the ends would justify the means.</text:span></text:p>
      <text:p text:style-name="P10"/>
      <text:p text:style-name="P11">Conway and I discussed the situation at this point. <text:s/>He said something like - "If, by some amazing chance, you can make these matrices, that will be an achievement, but what are we going to <text:span text:style-name="T5">do</text:span><text:span text:style-name="T16"> with them even if you succeed". <text:s/>We poured over the character table, and I pointed out that loads of elements had even order, and their powers would soon give us elements of order two. <text:s/>Conjugates of these would often have products of even order, whose central involution would commute with our starting one. <text:s/>That way we could </text:span><text:span text:style-name="T17">hope to </text:span><text:span text:style-name="T16">collect involution centralizers and hopefully soon generate 2(1+12).3.M22.2 and 2^11.M22.2 from which a further bout of involution centralizing should yield 2^11.M24</text:span><text:span text:style-name="T17">. <text:s/>This would bring us into the realms where we could do something, but at that stage we couldn't really see how we could </text:span><text:span text:style-name="T7">prove</text:span><text:span text:style-name="T17"> that the matrices generated a group whose involution centralizer was as stated.</text:span></text:p>
      <text:p text:style-name="P30"/>
      <text:p text:style-name="P12"><text:span text:style-name="T17">A</text:span><text:span text:style-name="T16">nyway - we just set off in hope. <text:s/>First job was to get the matrices.</text:span></text:p>
      <text:p text:style-name="P10"/>
      <text:p text:style-name="P11">All sorts of minor problems beset this work. <text:s/>We<text:span text:style-name="T18"> (basically Jon Thackray and I)</text:span> had no way of working in the field of order 121, so we wrote little FORTRAN programs for the purpose, permuting 1332 points and then chopping the permuations mod 2. <text:s/>The automorphism group of 11(1+2) is 11^2 . GL2(11) giving us endless opportunities to get things wrong, but eventually we got our 112 x 112 matrices which <text:span text:style-name="T18">almost </text:span>c<text:span text:style-name="T18">ertainly </text:span>did generate J4 - the orders of a few random products made <text:soft-page-break/>that clear.</text:p>
      <text:p text:style-name="P11"/>
      <text:p text:style-name="P12">The following day, Conway got enthusiastic. <text:s/>"You two **** have actually got the matrices!?". <text:s/>And so started the 6-month problem - how to prove that the matrices did indeed generate the new sporadic group.</text:p>
      <text:p text:style-name="P12"/>
      <text:p text:style-name="P12">Charlie Sims had done this sort of work with permutations, but in those days 174,000,000 points seemed out of range, and though this was seriously considered, it was not attempted. <text:s/>We did lay ou<text:span text:style-name="T19">r hand on</text:span> lots of subgroups but then we were stuck.</text:p>
      <text:p text:style-name="P12"/>
      <text:p text:style-name="P12">The first crack in the edifice came while I tried to investigate the skew square of 112 using an early version of condensation. <text:s/>I was able to show that, with high probability, this skew-square reduced as 6216 = 1+1220+3774+1220+1. <text:s/>The nebulous idea formed that, since no known group had a 112 whose skew-square had this reduction, we could perhaps use this to somehow prove that we had J4.<text:span text:style-name="T19"> <text:s/>Thackray had to improve his pink system so that he could spin up the vector provided and show that it lay in an invariant 4995 dimensional subspace, and this took a few weeks of programming and computer time.</text:span></text:p>
      <text:p text:style-name="P12"/>
      <text:p text:style-name="P13">From this result, the proof that the matrices were indeed J4 was <text:span text:style-name="T25">attempted</text:span> several times, though I think Norton's was the only early one completed and certainly the first one published. <text:s/>Other proofs of existence did not rely on meataxe work (though some did rely on the 112x112 matrices), and yet later other proofs emerged.</text:p>
      <text:p text:style-name="P11"/>
      <text:p text:style-name="P14">Throughout all this time, the character tables for the ATLAS were gradually being input and tested for orthogonality, and alongside this, Jon Thackray and I started the hopelessly ambitious project of computing the modular character tables of all ATLAS groups modulo all primes - a project that is still not complete.<text:span text:style-name="T20"> <text:s/>From the Conway group we could get generators for many of the sporadic groups, but for some of the other smaller ones (particularly J3) we could get nowhere theoretically and turned to the literature for generators and converted them, with some difficulty to generators mod 2 and then attacked them with the meataxe. <text:s/>In other cases we followed the lines of J4 and built the group from subgroups.</text:span></text:p>
      <text:p text:style-name="P14"/>
      <text:p text:style-name="P26">Later work 1982 - 2011.</text:p>
      <text:p text:style-name="P14"/>
      <text:p text:style-name="P15">I spend the first four months of 1982 in Montreal with John McKay, and he had a VAX so could not run 370 assembler programs. <text:s/>I therefore produced a set of FORTRAN programs to do the main tasks of the meataxe for us to play with. <text:s/>They just worked modulo primes reducing in the obvious way (using divide).</text:p>
      <text:p text:style-name="P15"/>
      <text:p text:style-name="P16">In 1984 I spent six months in Aachen, meeting Klaus Lux and Gerhard Hiss, and Prof. Neubueser urged me to produce a meataxe that could run on their (68000-based) Unix workstations, and so I converted the FORTRAN programs to call "arithmetic" subroutines that were written in 68000 assembler for speed. <text:s/>These gradually morphed into a "c"/Aachen version of the meataxe which is still in use, though I had essentially no input except discussions<text:span text:style-name="T21"> after that.</text:span></text:p>
      <text:p text:style-name="P16"><text:soft-page-break/></text:p>
      <text:p text:style-name="P28">Between 1985 and 2011, I returned to the meataxe from time to time, but my attention lay elsewhere, and although a few bits of work were done (mostly ending in failure) there seems little to report in this area.</text:p>
      <text:p text:style-name="P16"/>
      <text:p text:style-name="P19"><text:span text:style-name="T23">Meataxe64 - from 2011</text:span>.</text:p>
      <text:p text:style-name="P16"/>
      <text:p text:style-name="P29">By 2011, however, I had begun to realize that computers had changed very considerably since 1985, and the idea of a completely new version of the meataxe began to dawn. <text:s/>Most big computers were 64-bit x86 machines with multiple cores, and it seemed to me that all our old meataxe programs were rather inappropriate for these machines. <text:s/>To work with the big matrices that such computers seemed capable of, and in particular to work in the Monster (196882 dimension mod 2) we needed programs such as MU, NU, SP, IV, SB etc. to divide the work up and use lots of cores in parallel.</text:p>
      <text:p text:style-name="P22"/>
      <text:p text:style-name="P22">The start can be traced back to a discussion with Juergen Mueller at Nikolaus late in 2011. <text:s/>He was, at that time, acting head of the institute of experimental mathematics, and had a 12-core (Nehalem) machine. <text:s/>He invited me to spend 2 weeks in Essen in February 2012 to try to get the meataxe to run multi-core. <text:s/>My aim was to multiply two random <text:span text:style-name="T9">35</text:span>0,000 x <text:span text:style-name="T9">35</text:span>0,000 matrices mod 2 in an hour on this machine, which I felt was possible. <text:s/>I worked with Reiner Stazewski to learn pthread, and got it working, though <text:span text:style-name="T9">disappointingly </text:span>it took an hour and a half.<text:span text:style-name="T24"> <text:s/>(I had used L2 cache when I should have chopped more and used L1).</text:span></text:p>
      <text:p text:style-name="P22"/>
      <text:p text:style-name="P22">The idea was to chop the problem up at a higher level so that moderate-sized jobs would be completely independent, and a <text:span text:style-name="T5">"thread farm"</text:span> designed and written to coordinate these jobs. <text:s/>The execution of these jobs could then ignore the horrors of thread programming and concentrate on executing one job as fast as possible<text:span text:style-name="T9"> in one thread</text:span>. <text:s/>To make best use of cache-memory, these jobs must be chopped further so that each part fitted in cache, so that the main performance-critical part could run entirely in cache. <text:s/>A way was found to take advantage of multiple zeros <text:span text:style-name="T22">(sparsity) </text:span>without needing unpredictable branches in the main loop, and the vector registers used for the work.</text:p>
      <text:p text:style-name="P22"/>
      <text:p text:style-name="P23">The thread farm was implemented in a very simplistic way - all data that would need "simultanous" access from more than one thread was only read or written when holding a single global mutex, but as the jobs ran for many seconds, this did not impact performance.</text:p>
      <text:p text:style-name="P23"/>
      <text:p text:style-name="P23">The lowest level interfaces <text:span text:style-name="T8">(the </text:span><text:span text:style-name="T6">HPMI</text:span><text:span text:style-name="T8"> - high performance meataxe interface) </text:span>bore little resemblance to anything earlier. <text:s/>Easy-to-use they certainly were not. <text:s/>The main idea was that the low-level routines dictated a "brick" - a particular size of matrix that it could handle fast. <text:s/>If you wanted to do things at other sizes and shapes, you had to chop up into bricks and/or fill the rest with zeros. <text:s/>Furthermore to compute C = A x B, you had to convert the matrices into Afmt and Bfmt respectively, multiply them and then convert the result back from Cfmt. <text:s/>That way the format suitable for the <text:soft-page-break/>fastest computation could vary - at a cost of the format conversions. <text:s/>Its only good feature was that it did run fast.</text:p>
      <text:p text:style-name="P23"/>
      <text:p text:style-name="P23">This structure remains.</text:p>
      <text:p text:style-name="P23"/>
      <text:p text:style-name="P24">The result was a system that could work over all fields of order up to 2<text:span text:style-name="T1">64</text:span>, albeit at terrrible performance<text:span text:style-name="T22"> for large fields</text:span>, and <text:span text:style-name="T22">initially </text:span>only mod 2 was really fast. <text:s/>The Gaussian elimination routines did not use the HPMI at all - only multiplication did.</text:p>
      <text:p text:style-name="P24"/>
      <text:p text:style-name="P24">A good way to work with extension fields (fields whose order was not a prime) was a struggle for me to grasp, and I thank Martin Albrecht for his patience on this. <text:s/>It works fairly well now. <text:s/>Currently quadratic and cubic extensions are implemented, along with special code for <text:span text:style-name="T24">the other non-prime fields up to 65536.</text:span></text:p>
      <text:p text:style-name="P24"/>
      <text:p text:style-name="P25">The <text:span text:style-name="T5">Logic-6</text:span> method for adding mod 3 was known for a long time, but an HPMI implementation was wanted.<text:span text:style-name="T24"> <text:s/>This has now been done. <text:s/></text:span>Mod 5 there is a similar "bit-slice" scheme - Logic-13 - but this has not been implemented.<text:span text:style-name="T24"> <text:s/>Similarly a 15-step logic scheme (based on the half-added) for mod 7 is known but has not been implemented.</text:span></text:p>
      <text:p text:style-name="P25"/>
      <text:p text:style-name="P25"><text:span text:style-name="T24">For primes 5-193, the idea is that sets of vectors are chosen so that every vector in the space is the difference of two of them. <text:s/>For example mod 19 a 1-dimensional code <text:s/>{0,1,2,6,9} is used, as every number mod 19 is of the form X</text:span><text:span text:style-name="T14">i</text:span><text:span text:style-name="T24"> - X</text:span><text:span text:style-name="T14">j</text:span><text:span text:style-name="T24"> for two numbers in this set. <text:s/>Vector arithmetic is then used (at byte length in the case of 19) and reduction mod 19 only done every 7 adds and 7 subtracts (a "bias" is added in to prevent underflow).</text:span></text:p>
      <text:p text:style-name="P25"/>
      <text:p text:style-name="P24">The proper use of the HPMI for Gaussian elimination was, I feel, the hardest bit of computer design and programming I have ever attempted, but that is now working also.</text:p>
      <text:p text:style-name="P24"/>
      <text:p text:style-name="P21">As the speed of the system increased, on several occasions when a routine that started as the performance-critical heart got speeded up greatly, another routine became the important one for performance and that needed to be speeded up too. <text:s/>In turn, once the main brick multiply was running fast, the format conversions and the extraction from extension fields became critical. <text:s/>Similarly when Strassen was included, the extraction and addition steps needed to be speeded up. <text:s/>I consider it a significant achievement that, although the brick multiply now runs fast, it is still the performance-critical heart of the system.</text:p>
      <text:p text:style-name="P17"/>
      <text:p text:style-name="P19"><text:span text:style-name="T23">My view of the future - 2020 onward</text:span>s.</text:p>
      <text:p text:style-name="P17"/>
      <text:p text:style-name="P18">The result is the meataxe64 system. <text:s/>It is not used much, though. <text:s/>I suspect this is mainly because it is not embedded in a major system like Sage, GAP or Magma, which would make it so much easier to use. <text:s/>My provisional opinion is that the major systems themselves are primarily designed and written long ago, and have not yet really caught up with the advances in computer hardware and - in particular - do not <text:soft-page-break/>have multiple cores build in from the ground up.</text:p>
      <text:p text:style-name="P18"/>
      <text:p text:style-name="P18">Moreover my own work offers no <text:span text:style-name="T24">encouragement</text:span>. <text:s/>The green system took weeks to write, but meataxe64 took years to reach even that stage. <text:s/>50 times as long! <text:s/>If one tries to imagine the work producing Sage, Magma or GAP multiplied by 50, the result is clearly going to require huge <text:span text:style-name="T24">effort (and </text:span>funding<text:span text:style-name="T24">!)</text:span> and I see no prospect of that happening in the near future.</text:p>
      <text:p text:style-name="P18"/>
      <text:p text:style-name="P19">Part of the trouble is that the software development tools have themselves lagged behind hardware development. <text:s/>Anyone who has tried to write high-performance multi-core cache-friendly vectorized code (if indeed there are <text:span text:style-name="T24">any other such crazy people</text:span>) will soon realize that programming languages were not really designed for this sort of thing, so that such work would take 2 or 3 times longer<text:span text:style-name="T24"> than perhaps it could</text:span> just because of the poor tools.</text:p>
      <text:p text:style-name="P19"/>
      <text:p text:style-name="P19">I'd like to see a standard thread-farm available to all to handle a dataflow system on multiple cores. <text:s/>I have no doubt such exist (indeed I have written one myself) but until a standard emerges that all follow with confidence, the pieces of a system are never going to fit together seamlessly.</text:p>
      <text:p text:style-name="P19"/>
      <text:p text:style-name="P19">Portability is an enemy of performance. <text:s text:c="2"/>A high-level language tends to use only the features that all its targets share, and this does not include many of the features of the 64-bit x86 - strong memory model, vector instructions, memory layout to improve cache usage to name but three.<text:span text:style-name="T24"> <text:s/>If a rewrite of a major system were ever to be attempted, the first step would probably be to develop a programming language suitable for the job.</text:span></text:p>
      <text:p text:style-name="P19"/>
      <text:p text:style-name="P20">Ah . . . a man can d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1T13:04:49.794249723</dc:date>
    <meta:editing-duration>P1DT52M20S</meta:editing-duration>
    <meta:editing-cycles>159</meta:editing-cycles>
    <meta:generator>LibreOffice/5.1.6.2$Linux_X86_64 LibreOffice_project/10m0$Build-2</meta:generator>
    <meta:printed-by>User </meta:printed-by>
    <meta:print-date>2012-08-06T12:45:35</meta:print-date>
    <meta:document-statistic meta:table-count="0" meta:image-count="0" meta:object-count="0" meta:page-count="6" meta:paragraph-count="44" meta:word-count="2815" meta:character-count="16076" meta:non-whitespace-character-count="13229"/>
  </office:meta>
</office:document-meta>
</file>